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Default">
      <style:paragraph-properties fo:text-align="start" style:justify-single-word="false"/>
      <style:text-properties officeooo:paragraph-rsid="0007056c"/>
    </style:style>
    <style:style style:name="P3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4" style:family="paragraph" style:parent-style-name="Default">
      <style:paragraph-properties fo:margin-left="0.635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5" style:family="paragraph" style:parent-style-name="Default">
      <style:paragraph-properties fo:text-align="start" style:justify-single-word="false"/>
      <style:text-properties officeooo:paragraph-rsid="0007a8eb"/>
    </style:style>
    <style:style style:name="P6" style:family="paragraph" style:parent-style-name="Text_20_body" style:list-style-name="L1">
      <style:text-properties officeooo:paragraph-rsid="0007a8eb"/>
    </style:style>
    <style:style style:name="P7" style:family="paragraph" style:parent-style-name="Text_20_body" style:list-style-name="L1"/>
    <style:style style:name="P8" style:family="paragraph" style:parent-style-name="Default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</style:style>
    <style:style style:name="P9" style:family="paragraph" style:parent-style-name="Default">
      <style:paragraph-properties fo:text-align="start" style:justify-single-word="false"/>
      <style:text-properties officeooo:paragraph-rsid="00090157"/>
    </style:style>
    <style:style style:name="P10" style:family="paragraph" style:parent-style-name="Default">
      <style:paragraph-properties fo:text-align="start" style:justify-single-word="false"/>
      <style:text-properties fo:font-weight="normal" officeooo:paragraph-rsid="00090157" style:font-weight-asian="normal" style:font-weight-complex="normal"/>
    </style:style>
    <style:style style:name="P11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3" style:family="paragraph" style:parent-style-name="Default" style:list-style-name="WWNum21">
      <style:paragraph-properties fo:margin-left="0cm" fo:margin-top="0cm" fo:margin-bottom="0.078cm" style:contextual-spacing="false" fo:text-align="start" style:justify-single-word="false" fo:text-indent="0cm" style:auto-text-indent="false"/>
    </style:style>
    <style:style style:name="P14" style:family="paragraph" style:parent-style-name="Default" style:list-style-name="WWNum2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Default" style:list-style-name="WWNum23">
      <style:paragraph-properties fo:margin-left="0cm" fo:text-align="start" style:justify-single-word="false" fo:text-indent="0cm" style:auto-text-indent="false"/>
    </style:style>
    <style:style style:name="P16" style:family="paragraph" style:parent-style-name="Default" style:list-style-name="WWNum23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7" style:family="paragraph" style:parent-style-name="Default" style:list-style-name="WWNum23">
      <style:paragraph-properties fo:margin-left="0cm" fo:margin-top="0cm" fo:margin-bottom="0.048cm" style:contextual-spacing="false" fo:text-align="start" style:justify-single-word="false" fo:text-indent="0cm" style:auto-text-indent="false"/>
    </style:style>
    <style:style style:name="P18" style:family="paragraph" style:parent-style-name="Default" style:list-style-name="WWNum23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9" style:family="paragraph" style:parent-style-name="Default" style:list-style-name="WWNum24">
      <style:paragraph-properties fo:margin-left="0cm" fo:margin-top="0cm" fo:margin-bottom="0.078cm" style:contextual-spacing="false" fo:text-align="start" style:justify-single-word="false" fo:text-indent="0cm" style:auto-text-indent="false"/>
    </style:style>
    <style:style style:name="P20" style:family="paragraph" style:parent-style-name="Default" style:list-style-name="WWNum24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1" style:family="paragraph" style:parent-style-name="Default" style:list-style-name="WWNum25">
      <style:paragraph-properties fo:margin-left="0cm" fo:margin-top="0cm" fo:margin-bottom="0.078cm" style:contextual-spacing="false" fo:text-align="start" style:justify-single-word="false" fo:text-indent="0cm" style:auto-text-indent="false"/>
    </style:style>
    <style:style style:name="P22" style:family="paragraph" style:parent-style-name="Default" style:list-style-name="WWNum25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3" style:family="paragraph" style:parent-style-name="Default">
      <style:paragraph-properties fo:text-align="start" style:justify-single-word="false"/>
      <style:text-properties officeooo:paragraph-rsid="000acf2e"/>
    </style:style>
    <style:style style:name="P24" style:family="paragraph" style:parent-style-name="Default" style:list-style-name="L2">
      <style:paragraph-properties fo:text-align="start" style:justify-single-word="false"/>
      <style:text-properties officeooo:paragraph-rsid="000acf2e"/>
    </style:style>
    <style:style style:name="P25" style:family="paragraph" style:parent-style-name="Heading_20_3">
      <style:paragraph-properties fo:text-align="start" style:justify-single-word="false"/>
    </style:style>
    <style:style style:name="P26" style:family="paragraph" style:parent-style-name="Text_20_body" style:list-style-name="L3"/>
    <style:style style:name="P27" style:family="paragraph" style:parent-style-name="Default" style:list-style-name="L4">
      <style:paragraph-properties fo:text-align="start" style:justify-single-word="false"/>
      <style:text-properties officeooo:paragraph-rsid="000acf2e"/>
    </style:style>
    <style:style style:name="P28" style:family="paragraph" style:parent-style-name="Default" style:list-style-name="L5">
      <style:paragraph-properties fo:text-align="start" style:justify-single-word="false"/>
      <style:text-properties officeooo:paragraph-rsid="000acf2e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3" style:family="text">
      <style:text-properties style:text-line-through-style="none" style:text-line-through-type="none" fo:font-size="11.5pt" style:text-underline-style="none" fo:font-weight="bold" officeooo:rsid="0007056c" style:font-size-asian="11.5pt" style:font-weight-asian="bold" style:font-weight-complex="bold"/>
    </style:style>
    <style:style style:name="T4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5" style:family="text">
      <style:text-properties style:text-line-through-style="none" style:text-line-through-type="none" fo:font-size="11.5pt" style:text-underline-style="none" fo:font-weight="normal" style:font-size-asian="11.5pt" style:font-weight-asian="normal" style:font-weight-complex="normal"/>
    </style:style>
    <style:style style:name="T6" style:family="text">
      <style:text-properties style:text-line-through-style="none" style:text-line-through-type="none" fo:font-size="11.5pt" style:text-underline-style="none" fo:font-weight="normal" officeooo:rsid="0007a8eb" style:font-size-asian="11.5pt" style:font-weight-asian="normal" style:font-weight-complex="normal"/>
    </style:style>
    <style:style style:name="T7" style:family="text">
      <style:text-properties style:text-line-through-style="none" style:text-line-through-type="none" fo:font-size="11.5pt" style:text-underline-style="none" officeooo:rsid="0007a8eb" style:font-size-asian="11.5pt"/>
    </style:style>
    <style:style style:name="T8" style:family="text">
      <style:text-properties style:text-line-through-style="none" style:text-line-through-type="none" fo:font-size="11.5pt" style:text-underline-style="none" style:font-size-asian="11.5pt"/>
    </style:style>
    <style:style style:name="T9" style:family="text">
      <style:text-properties style:text-line-through-style="none" style:text-line-through-type="none" fo:font-size="11.5pt" style:text-underline-style="none" fo:font-weight="normal" officeooo:rsid="0007a8eb" style:font-size-asian="11.5pt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line-through-style="none" style:text-line-through-type="none" fo:font-size="11.5pt" style:text-underline-style="none" officeooo:rsid="00090157" style:font-size-asian="11.5pt"/>
    </style:style>
    <style:style style:name="T12" style:family="text">
      <style:text-properties style:text-line-through-style="none" style:text-line-through-type="none" fo:font-size="11.5pt" style:text-underline-style="none" fo:font-weight="normal" officeooo:rsid="00090157" style:font-size-asian="11.5pt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Questão 1 – Comparação de Estratégias de Busca em Espaço com Heurística </text:span></text:p>
      <text:p text:style-name="P2" loext:marker-style-name="T1"><text:span text:style-name="T2">1) </text:span><text:span text:style-name="T1">Busca em Largura (BFS): </text:span></text:p>
      <text:p text:style-name="P2" loext:marker-style-name="T1"><text:span text:style-name="T2">Visitados</text:span><text:span text:style-name="T1">: A, B, C, D, E, F, G, H, I</text:span></text:p>
      <text:p text:style-name="P2" loext:marker-style-name="T1"><text:span text:style-name="T2">Solução</text:span><text:span text:style-name="T1">: A → B → E → I </text:span></text:p>
      <text:p text:style-name="P2" loext:marker-style-name="T1"><text:span text:style-name="T2">Heurística não admissível: </text:span><text:span text:style-name="T1">Sim </text:span></text:p>
      <text:p text:style-name="P3" loext:marker-style-name="T1"/>
      <text:p text:style-name="P2" loext:marker-style-name="T1"><text:span text:style-name="T2">2) </text:span><text:span text:style-name="T1">Busca em Profundidade (DFS):</text:span></text:p>
      <text:p text:style-name="P2" loext:marker-style-name="T1"><text:span text:style-name="T2">Visitados</text:span><text:span text:style-name="T1">: A, B, D, E, H, I </text:span></text:p>
      <text:p text:style-name="P2" loext:marker-style-name="T1"><text:span text:style-name="T2">Solução</text:span><text:span text:style-name="T1">: A → B → E → I </text:span></text:p>
      <text:p text:style-name="P2" loext:marker-style-name="T1"><text:span text:style-name="T2">Heurística não admissível: </text:span><text:span text:style-name="T1">Sim</text:span></text:p>
      <text:p text:style-name="P3" loext:marker-style-name="T1"/>
      <text:p text:style-name="P2" loext:marker-style-name="T1"><text:span text:style-name="T2">3) </text:span><text:span text:style-name="T1">Custo Uniforme (UCS): </text:span></text:p>
      <text:p text:style-name="P2" loext:marker-style-name="T1"><text:span text:style-name="T2">Visitados</text:span><text:span text:style-name="T1">: A, C, B, G, E, K </text:span></text:p>
      <text:p text:style-name="P2" loext:marker-style-name="T1"><text:span text:style-name="T2">Solução</text:span><text:span text:style-name="T1">: A → C → G → K </text:span></text:p>
      <text:p text:style-name="P2" loext:marker-style-name="T1"><text:span text:style-name="T2">Heurística não admissível: </text:span><text:span text:style-name="T1">Sim</text:span></text:p>
      <text:p text:style-name="P3" loext:marker-style-name="T1"/>
      <text:p text:style-name="P2" loext:marker-style-name="T1"><text:span text:style-name="T2">4) </text:span><text:span text:style-name="T1">Busca Gulosa (h(n)): </text:span></text:p>
      <text:p text:style-name="P2" loext:marker-style-name="T1"><text:span text:style-name="T2">Visitados</text:span><text:span text:style-name="T1">: A, C, G , K</text:span></text:p>
      <text:p text:style-name="P2" loext:marker-style-name="T1"><text:span text:style-name="T2">Solução</text:span><text:span text:style-name="T1">: A → C → G → K </text:span></text:p>
      <text:p text:style-name="P2" loext:marker-style-name="T1"><text:span text:style-name="T3">H</text:span><text:span text:style-name="T4">eurística</text:span><text:span text:style-name="T2"> não admissível: </text:span><text:span text:style-name="T1">Sim </text:span></text:p>
      <text:p text:style-name="P4" loext:marker-style-name="T1"/>
      <text:p text:style-name="P2" loext:marker-style-name="T1"><text:span text:style-name="T2">5) </text:span><text:span text:style-name="T1">Algoritmo A*: </text:span></text:p>
      <text:p text:style-name="P2" loext:marker-style-name="T1"><text:span text:style-name="T2">Visitados</text:span><text:span text:style-name="T1">: A, B, C, E, G, I </text:span></text:p>
      <text:p text:style-name="P2" loext:marker-style-name="T1"><text:span text:style-name="T2">Solução</text:span><text:span text:style-name="T1">: A → B → E → I </text:span></text:p>
      <text:p text:style-name="P2" loext:marker-style-name="T1"><text:span text:style-name="T2">Heurística não admissível: </text:span><text:span text:style-name="T1">Sim </text:span></text:p>
      <text:p text:style-name="P3" loext:marker-style-name="T1"/>
      <text:p text:style-name="P1" loext:marker-style-name="T1"><text:span text:style-name="T1">Questão 2 – </text:span><text:span text:style-name="T2">Heurísticas Admissíveis no Puzzle de 8 </text:span></text:p>
      <text:p text:style-name="P5" loext:marker-style-name="T1"><text:span text:style-name="T2">1)</text:span><text:span text:style-name="T5"> Sim, </text:span><text:span text:style-name="Strong_20_Emphasis"><text:span text:style-name="T5">a heurística de Manhattan é admissível</text:span></text:span><text:span text:style-name="T5">, </text:span><text:span text:style-name="Strong_20_Emphasis"><text:span text:style-name="T5">desde que</text:span></text:span><text:span text:style-name="T5"> seja usada em um problema onde o custo real dos movimentos está de acordo com a suposição da heurística. </text:span><text:span text:style-name="T6">Ela é <text:s/></text:span><text:span text:style-name="Strong_20_Emphasis"><text:span text:style-name="T7">admissível</text:span></text:span><text:span text:style-name="T6"> quando </text:span><text:span text:style-name="Strong_20_Emphasis"><text:span text:style-name="T7">nunca superestima o custo real</text:span></text:span><text:span text:style-name="T6"> do caminho do estado atual até o objetivo ou seja, ela é </text:span><text:span text:style-name="Strong_20_Emphasis"><text:span text:style-name="T7">otimista</text:span></text:span><text:span text:style-name="T6">. </text:span></text:p>
      <text:p text:style-name="P3" loext:marker-style-name="T1"/>
      <text:p text:style-name="P5" loext:marker-style-name="T1"><text:span text:style-name="T2">2) </text:span><text:span text:style-name="T1">Outra heurística admissível é o número de peças fora do lugar. Essa heurística simplesmente </text:span><text:span text:style-name="Strong_20_Emphasis"><text:span text:style-name="T8">conta quantas peças estão fora da posição correta</text:span></text:span><text:span text:style-name="T1"> comparando o estado atual com o estado objetivo.</text:span><text:span text:style-name="T9"> E</text:span><text:span text:style-name="T1"> </text:span><text:span text:style-name="T6">s</text:span><text:span text:style-name="Strong_20_Emphasis"><text:span text:style-name="T5">im</text:span></text:span><text:span text:style-name="T5">, essa heurística é </text:span><text:span text:style-name="Strong_20_Emphasis"><text:span text:style-name="T5">admissível</text:span></text:span><text:span text:style-name="T5">, e aqui está o porquê:</text:span></text:p>
      <text:list text:style-name="L1">
        <text:list-item>
          <text:p text:style-name="P6"><text:span text:style-name="T10">Ela </text:span><text:span text:style-name="Strong_20_Emphasis"><text:span text:style-name="T10">nunca superestima</text:span></text:span><text:span text:style-name="T10"> o número mínimo de movimentos necessários para resolver o puzzle.</text:span></text:p>
        </text:list-item>
        <text:list-item>
          <text:p text:style-name="P7"><text:span text:style-name="T10">No pior caso, cada peça fora do lugar precisa de </text:span><text:span text:style-name="Strong_20_Emphasis"><text:span text:style-name="T10">pelo menos um movimento</text:span></text:span><text:span text:style-name="T10"> para chegar à posição correta.</text:span></text:p>
        </text:list-item>
        <text:list-item>
          <text:p text:style-name="P7"><text:span text:style-name="T10">Portanto, ela é </text:span><text:span text:style-name="Strong_20_Emphasis"><text:span text:style-name="T10">otimista</text:span></text:span><text:span text:style-name="T10">, o que a torna admissível.</text:span></text:p>
        </text:list-item>
      </text:list>
      <text:p text:style-name="P1" loext:marker-style-name="T1"><text:span text:style-name="T1">Questão 3 </text:span></text:p>
      <text:p text:style-name="P1" loext:marker-style-name="T1"><text:span text:style-name="T9">letra</text:span><text:span text:style-name="T1"> B. </text:span></text:p>
      <text:p text:style-name="P8" loext:marker-style-name="T1"><text:span text:style-name="T1"/></text:p>
      <text:p text:style-name="P1" loext:marker-style-name="T1"><text:span text:style-name="T1">Questão 4 </text:span></text:p>
      <text:p text:style-name="P1" loext:marker-style-name="T1"><text:span text:style-name="T1">A ordem correta de descoberta dos vértices em busca em largura é: A → B → C → D → E → F. Logo, a alternativa correta é a (A). “ABCDEF” </text:span></text:p>
      <text:p text:style-name="P1" loext:marker-style-name="T1"><text:span text:style-name="T1"/></text:p>
      <text:p text:style-name="P1" loext:marker-style-name="T1"><text:span text:style-name="T1">Questão 5</text:span></text:p>
      <text:p text:style-name="P1" loext:marker-style-name="T1"><text:span text:style-name="T9">Letra </text:span><text:span text:style-name="T1">E. </text:span></text:p>
      <text:p text:style-name="P1" loext:marker-style-name="T1"><text:span text:style-name="T1"/></text:p>
      <text:p text:style-name="P1" loext:marker-style-name="T1"><text:span text:style-name="T1">Questão 6 </text:span></text:p>
      <text:p text:style-name="P5" loext:marker-style-name="T1"><text:span text:style-name="T9">Letra </text:span><text:span text:style-name="T1">A. </text:span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oft-page-break/><text:span text:style-name="T1">Questão 7 </text:span></text:p>
      <text:p text:style-name="P5" loext:marker-style-name="T1"><text:span text:style-name="T9">Letra </text:span><text:span text:style-name="T1">B. </text:span></text:p>
      <text:p text:style-name="P5" loext:marker-style-name="T1"><text:span text:style-name="T1"/></text:p>
      <text:p text:style-name="P9" loext:marker-style-name="T1"><text:span text:style-name="T1">Questão 8 </text:span></text:p>
      <text:p text:style-name="P9" loext:marker-style-name="T1"><text:span text:style-name="T1"/></text:p>
      <text:p text:style-name="P10" loext:marker-style-name="T1"><text:span text:style-name="T11">Letra </text:span><text:span text:style-name="T8">C. </text:span></text:p>
      <text:p text:style-name="P10" loext:marker-style-name="T1"><text:span text:style-name="T8"/></text:p>
      <text:p text:style-name="P1" loext:marker-style-name="T1"><text:span text:style-name="T1">Questão 9 – </text:span></text:p>
      <text:p text:style-name="P1" loext:marker-style-name="T1"><text:span text:style-name="T1"/></text:p>
      <text:p text:style-name="P1" loext:marker-style-name="T1"><text:span text:style-name="T1">Quando w = 0, f(n) = 2g(n), é realizada a busca de custo uniforme, pois apenas o custo do caminho até o momento é considerado. </text:span></text:p>
      <text:p text:style-name="P1" loext:marker-style-name="T1"><text:span text:style-name="T1">Quando w = 1, f(n) = g(n) + h(n), é realizada a busca A*. </text:span></text:p>
      <text:p text:style-name="P1" loext:marker-style-name="T1"><text:span text:style-name="T1">Quando w = 2, f(n) = -g(n) + 2h(n), isso dá mais peso à heurística, podendo se comportar de forma semelhante à busca gulosa, mas com a influência negativa do custo do caminho. </text:span></text:p>
      <text:p text:style-name="P1" loext:marker-style-name="T1"><text:span text:style-name="T1"/></text:p>
      <text:p text:style-name="P1" loext:marker-style-name="T1"><text:span text:style-name="T1">Questão 10 </text:span></text:p>
      <text:p text:style-name="P1" loext:marker-style-name="T1"><text:span text:style-name="T2">1) </text:span><text:span text:style-name="T1">Algoritmo A*: </text:span><text:span text:style-name="T2">Nós expandidos: </text:span></text:p>
      <text:p text:style-name="P1" loext:marker-style-name="T1"><text:span text:style-name="T2"/></text:p>
      <text:p text:style-name="P11" loext:marker-style-name="T1"><text:span text:style-name="T1">• </text:span><text:span text:style-name="T2">h1: </text:span><text:span text:style-name="T1">S(5), A(8), B(6), D(6), G(6) </text:span></text:p>
      <text:p text:style-name="P11" loext:marker-style-name="T1"><text:span text:style-name="T1">• </text:span><text:span text:style-name="T2">h2: </text:span><text:span text:style-name="T1">S(6), B(4), D(3), G(5) </text:span></text:p>
      <text:p text:style-name="P11" loext:marker-style-name="T1"><text:span text:style-name="T1">• </text:span><text:span text:style-name="T2">h3: </text:span><text:span text:style-name="T1">S(7), B(4), C(7), D(4), G(4) </text:span><text:span text:style-name="T2">Solução</text:span><text:span text:style-name="T1">: S -&gt; B -&gt; D -&gt; G (para todas as heurísticas) </text:span></text:p>
      <text:p text:style-name="P11" loext:marker-style-name="T1"><text:span text:style-name="T2">Admissibilidade: </text:span><text:span text:style-name="T1">h1 e h2 são admissíveis, pois nunca superestimam o custo real do caminho até G. h3 não é admissível porque h3(S) = 6, mas o custo real é 3. </text:span></text:p>
      <text:p text:style-name="P12" loext:marker-style-name="T1"/>
      <text:p text:style-name="P1" loext:marker-style-name="T1"><text:span text:style-name="T2">2) </text:span><text:span text:style-name="T1">Busca Gulosa (h(n)): </text:span><text:span text:style-name="T2">expandidos: </text:span><text:span text:style-name="T1">Usa menor h(n): S(h=6) → B(h=2) → C(h=5) → G(h=0) </text:span></text:p>
      <text:p text:style-name="P11" loext:marker-style-name="T1"><text:span text:style-name="T2">Solução</text:span><text:span text:style-name="T1">: S → B → C → G </text:span></text:p>
      <text:p text:style-name="P12" loext:marker-style-name="T1"/>
      <text:p text:style-name="P3" loext:marker-style-name="T1"/>
      <text:p text:style-name="P1" loext:marker-style-name="T1"><text:span text:style-name="T2">3) </text:span><text:span text:style-name="T1">Busca em Profundidade (DFS): </text:span><text:span text:style-name="T2">expandidos</text:span><text:span text:style-name="T1">: S, A, C, G </text:span></text:p>
      <text:p text:style-name="P11" loext:marker-style-name="T1"><text:span text:style-name="T1">Solução: S → A → C → G </text:span><text:span text:style-name="T1"/></text:p>
      <text:p text:style-name="P12" loext:marker-style-name="T1"/>
      <text:p text:style-name="P3" loext:marker-style-name="T1"/>
      <text:p text:style-name="P1" loext:marker-style-name="T1"><text:span text:style-name="T2">4) </text:span><text:span text:style-name="T1">Busca em Largura (BFS): </text:span><text:span text:style-name="T2">expandidos</text:span><text:span text:style-name="T1">: S, A, B, C, D, G </text:span></text:p>
      <text:p text:style-name="P11" loext:marker-style-name="T1"><text:span text:style-name="T1">Solução: S → B → D → G </text:span></text:p>
      <text:p text:style-name="P11" loext:marker-style-name="T1"><text:span text:style-name="T1"/></text:p>
      <text:p text:style-name="P1" loext:marker-style-name="T1"><text:span text:style-name="T12">Q</text:span><text:span text:style-name="T1">uestão 11 </text:span></text:p>
      <text:p text:style-name="P1" loext:marker-style-name="T1"><text:span text:style-name="T12">Letra </text:span><text:span text:style-name="T1">A. </text:span></text:p>
      <text:p text:style-name="P1" loext:marker-style-name="T1"><text:span text:style-name="T1">Cálculo das heurísticas: </text:span><text:span text:style-name="T1"/></text:p>
      <text:list text:style-name="WWNum21">
        <text:list-item>
          <text:p text:style-name="P13" loext:marker-style-name="T1"><text:span text:style-name="T1">E1: h(E1) = 3 + 1 + 1 + 1 + 1 + 2 + 0 + 0 = 9 </text:span><text:span text:style-name="T1"/></text:p>
        </text:list-item>
        <text:list-item>
          <text:p text:style-name="P13" loext:marker-style-name="T1"><text:span text:style-name="T1">E2: h(E2) = 3 + 1 + 1 + 0 + 1 + 2 + 0 + 0 = 8 </text:span><text:span text:style-name="T1"/></text:p>
        </text:list-item>
        <text:list-item>
          <text:p text:style-name="P14" loext:marker-style-name="T1"><text:span text:style-name="T1">E3: h(E3) = 3 + 1 + 1 + 0 + 1 + 1 + 0 + 0 = 7 </text:span><text:span text:style-name="T1"/></text:p>
        </text:list-item>
      </text:list>
      <text:p text:style-name="P3" loext:marker-style-name="T1"/>
      <text:p text:style-name="P1" loext:marker-style-name="T1"><text:span text:style-name="T1">Questão 12 </text:span></text:p>
      <text:p text:style-name="P1" loext:marker-style-name="T1"><text:span text:style-name="T1"/></text:p>
      <text:list text:style-name="WWNum23">
        <text:list-item>
          <text:p text:style-name="P15" loext:marker-style-name="T1"><text:span text:style-name="T1">Busca em largura: 1, 2, 3, 4, 5, 6, 7, 8, 9, 10, 11 </text:span><text:span text:style-name="T1"/></text:p>
        </text:list-item>
        <text:list-item>
          <text:p text:style-name="P15" loext:marker-style-name="T1"><text:span text:style-name="T2">Busca em profundidade limitada (limite = 3): </text:span><text:span text:style-name="T1">1, 2, 4, 8, 9, 5, 10, 11 </text:span></text:p>
        </text:list-item>
        <text:list-item>
          <text:p text:style-name="P16" loext:marker-style-name="T1"><text:span text:style-name="T2">Aprofundamento iterativo: </text:span><text:span text:style-name="T1">Nível 0: 1 </text:span></text:p>
          <text:list>
            <text:list-item>
              <text:p text:style-name="P17" loext:marker-style-name="T1"><text:span text:style-name="T1">Nível 1: 1, 2, 3 </text:span><text:span text:style-name="T1"/></text:p>
            </text:list-item>
            <text:list-item>
              <text:p text:style-name="P17" loext:marker-style-name="T1"><text:span text:style-name="T1">Nível 2: 1, 2, 4, 5, 3, 6, 7 </text:span><text:span text:style-name="T1"/></text:p>
            </text:list-item>
            <text:list-item>
              <text:p text:style-name="P16" loext:marker-style-name="T1"><text:span text:style-name="T1">Nível 3: 1, 2, 4, 8, 9, 5, 10, 11 </text:span><text:span text:style-name="T1"/></text:p>
            </text:list-item>
            <text:list-item>
              <text:p text:style-name="P18" loext:marker-style-name="T1"/>
            </text:list-item>
          </text:list>
        </text:list-item>
      </text:list>
      <text:p text:style-name="P3" loext:marker-style-name="T1"/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oft-page-break/><text:span text:style-name="T1">Questão 13 – </text:span><text:span text:style-name="T2">Vantagens e Desvantagens do Algoritmo A* </text:span></text:p>
      <text:p text:style-name="P1" loext:marker-style-name="T1"><text:span text:style-name="T2">Vantagens do A*: </text:span><text:span text:style-name="T1"/></text:p>
      <text:list text:style-name="WWNum24">
        <text:list-item>
          <text:p text:style-name="P19" loext:marker-style-name="T1"><text:span text:style-name="Strong_20_Emphasis"><text:span text:style-name="T8">Vantagem:</text:span></text:span><text:span text:style-name="T1"> A* é </text:span><text:span text:style-name="Strong_20_Emphasis"><text:span text:style-name="T8">completo</text:span></text:span><text:span text:style-name="T1">, ou seja, </text:span><text:span text:style-name="Strong_20_Emphasis"><text:span text:style-name="T8">sempre encontra uma solução se ela existir</text:span></text:span><text:span text:style-name="T1">, desde que o espaço de estados seja finito e os custos dos passos sejam positivos. <text:s/></text:span></text:p>
        </text:list-item>
        <text:list-item>
          <text:p text:style-name="P20" loext:marker-style-name="T1"><text:span text:style-name="Strong_20_Emphasis"><text:span text:style-name="T8">Vantagem:</text:span></text:span><text:span text:style-name="T1"> A* é muito mais eficiente do que buscas como a </text:span><text:span text:style-name="Strong_20_Emphasis"><text:span text:style-name="T8">busca em largura</text:span></text:span><text:span text:style-name="T1"> ou </text:span><text:span text:style-name="Strong_20_Emphasis"><text:span text:style-name="T8">busca de custo uniforme</text:span></text:span><text:span text:style-name="T1"> porque </text:span><text:span text:style-name="Strong_20_Emphasis"><text:span text:style-name="T8">usa a heurística para guiar a exploração</text:span></text:span><text:span text:style-name="T1">, focando nas regiões promissoras do espaço de busca. </text:span></text:p>
        </text:list-item>
      </text:list>
      <text:p text:style-name="P3" loext:marker-style-name="T1"/>
      <text:p text:style-name="P1" loext:marker-style-name="T1"><text:span text:style-name="T2">Desvantagens do A*: </text:span><text:span text:style-name="T1"/></text:p>
      <text:list text:style-name="WWNum25">
        <text:list-item>
          <text:p text:style-name="P21" loext:marker-style-name="T1"><text:span text:style-name="T1">A* precisa manter na memória </text:span><text:span text:style-name="Strong_20_Emphasis"><text:span text:style-name="T8">todos os nós gerados</text:span></text:span><text:span text:style-name="T1"> (na fronteira e visitados) para garantir completude e otimalidade. </text:span></text:p>
        </text:list-item>
        <text:list-item>
          <text:p text:style-name="P22" loext:marker-style-name="T1"><text:span text:style-name="T1">Mesmo com heurísticas boas, se o espaço de busca for grande ou a heurística for pouco informativa, o número de nós expandidos ainda pode ser enorme. </text:span></text:p>
        </text:list-item>
      </text:list>
      <text:p text:style-name="P3" loext:marker-style-name="T1"/>
      <text:p text:style-name="P1" loext:marker-style-name="T1"><text:span text:style-name="T1">Questão 14</text:span></text:p>
      <text:p text:style-name="P1" loext:marker-style-name="T1"><text:span text:style-name="T1"/></text:p>
      <text:p text:style-name="P23" loext:marker-style-name="T1"><text:span text:style-name="T2">IDA* (Iterative Deepening A*)</text:span></text:p>
      <text:list text:style-name="L2">
        <text:list-item>
          <text:p text:style-name="P24" loext:marker-style-name="T1"><text:span text:style-name="T1">Usa aprofundamento iterativo para limitar o uso de memória. </text:span></text:p>
        </text:list-item>
      </text:list>
      <text:h text:style-name="P25" text:outline-level="3" loext:marker-style-name="T1"><text:span text:style-name="Strong_20_Emphasis"><text:span text:style-name="T8">ARA* (Anytime Repairing A*)</text:span></text:span></text:h>
      <text:list text:style-name="L3">
        <text:list-item>
          <text:p text:style-name="P26"><text:span text:style-name="Strong_20_Emphasis">Como funciona:</text:span> É um algoritmo <text:span text:style-name="Strong_20_Emphasis">"anytime"</text:span>, ou seja, fornece uma solução rápida subótima inicialmente e a <text:span text:style-name="Strong_20_Emphasis">melhora com o tempo</text:span> se mais tempo for dado.</text:p>
        </text:list-item>
      </text:list>
      <text:p text:style-name="P23" loext:marker-style-name="T1"><text:span text:style-name="T2">SMA* (Simplified Memory-Bounded A*)</text:span></text:p>
      <text:list text:style-name="L4">
        <text:list-item>
          <text:p text:style-name="P27" loext:marker-style-name="T1"><text:span text:style-name="T1">Usa uma quantidade limitada de memória e descarta os piores nós quando a memória está cheia.</text:span></text:p>
          <text:p text:style-name="P27" loext:marker-style-name="T1"><text:span text:style-name="T1"><text:s/></text:span></text:p>
        </text:list-item>
      </text:list>
      <text:p text:style-name="P23" loext:marker-style-name="T1"><text:span text:style-name="T2">A* com Heurísticas Ponderadas </text:span></text:p>
      <text:list text:style-name="L5">
        <text:list-item>
          <text:p text:style-name="P28" loext:marker-style-name="T1"><text:span text:style-name="T1">Pondera a função heurística para dar mais ou menos importância à estimativa de custo. </text:span></text:p>
        </text:list-item>
      </text:list>
      <text:p text:style-name="P23" loext:marker-style-name="T1"><text:span text:style-name="T1"/></text:p>
      <text:p text:style-name="P23" loext:marker-style-name="T1"><text:span text:style-name="T1">Questão 15 </text:span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>Questão 16 </text:span></text:p>
      <text:p text:style-name="P1" loext:marker-style-name="T1"><text:span text:style-name="T1">Durante a execução do algoritmo Minimax com poda alfa-beta, nem todos os nós folha precisam ser visitados. Isso acontece porque, à medida que percorremos a árvore da esquerda para a direita, o algoritmo consegue eliminar ramos que não influenciam na decisão final, poupando esforço computacional. Na árvore apresentada, esse processo permite evitar a visita a 10 folhas, pois os valores já obtidos foram suficientes para descartar outros caminhos que não ofereceriam melhores resultados. Por isso, a alternativa correta é a letra (D)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4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6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8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9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2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8" loext:num-list-format="%3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6:46:00</meta:creation-date>
    <meta:initial-creator>Fabiana Marques de Souza e Silva</meta:initial-creator>
    <dc:date>2025-05-04T14:55:40.721000000</dc:date>
    <meta:editing-duration>PT36M40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3" meta:paragraph-count="89" meta:word-count="963" meta:character-count="4919" meta:non-whitespace-character-count="3984"/>
  </office:meta>
</office:document-meta>
</file>